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chrissb8 Team name: Dogwood Today's date: 7-6-2016</text:p>
      <text:h text:style-name="Heading_20_1" text:outline-level="1">What tools have you we worked with so far in this class?</text:h>
      <text:list text:style-name="L2">
        <text:list-item>
          <text:p text:style-name="P2">Codeanywhere</text:p>
        </text:list-item>
        <text:list-item>
          <text:p text:style-name="P2">GitHub</text:p>
        </text:list-item>
        <text:list-item>
          <text:p text:style-name="P2">Git</text:p>
        </text:list-item>
        <text:list-item>
          <text:p text:style-name="P2">Jekyll</text:p>
        </text:list-item>
        <text:list-item>
          <text:p text:style-name="P2">Pandoc</text:p>
        </text:list-item>
        <text:list-item>
          <text:p text:style-name="P2">HTML</text:p>
        </text:list-item>
        <text:list-item>
          <text:p text:style-name="P2">CSS</text:p>
        </text:list-item>
        <text:list-item>
          <text:p text:style-name="P2">Markdown</text:p>
        </text:list-item>
        <text:list-item>
          <text:p text:style-name="P2">VIM</text:p>
        </text:list-item>
        <text:list-item>
          <text:p text:style-name="P2">Probably others that I am missing</text:p>
        </text:list-item>
      </text:list>
      <text:h text:style-name="Heading_20_1" text:outline-level="1">Which have you found most potentially useful?</text:h>
      <text:p text:style-name="First_20_paragraph">GitHub</text:p>
      <text:h text:style-name="Heading_20_2" text:outline-level="2">Why?</text:h>
      <text:p text:style-name="First_20_paragraph">GitHub could be useful for <text:span text:style-name="T3">any</text:span> project that requires group work</text:p>
      <text:h text:style-name="Heading_20_1" text:outline-level="1">What tools have been the most difficult to learn?</text:h>
      <text:list text:style-name="L3">
        <text:list-item>
          <text:p text:style-name="P3">Using commands in codeanywhere</text:p>
        </text:list-item>
        <text:list-item>
          <text:p text:style-name="P3">CSS</text:p>
        </text:list-item>
        <text:list-item>
          <text:p text:style-name="P3">Jekyll</text:p>
        </text:list-item>
      </text:list>
      <text:h text:style-name="Heading_20_2" text:outline-level="2">Why have they been particularly difficult to learn and use?</text:h>
      <text:list text:style-name="L4">
        <text:list-item>
          <text:p text:style-name="P4">It is <text:span text:style-name="T4">easy</text:span> to make a typo or mistake somewhere and not notice it</text:p>
        </text:list-item>
        <text:list-item>
          <text:p text:style-name="P4">It is complicated</text:p>
        </text:list-item>
        <text:list-item>
          <text:p text:style-name="P4">It is <text:span text:style-name="T5">really</text:span> complicated</text:p>
        </text:list-item>
      </text:list>
      <text:h text:style-name="Heading_20_1" text:outline-level="1">What tools would you like to learn more about?</text:h>
      <text:list text:style-name="L5">
        <text:list-item>
          <text:p text:style-name="P5">Codeanywhere</text:p>
        </text:list-item>
        <text:list-item>
          <text:p text:style-name="P5">GitHub</text:p>
        </text:list-item>
      </text:list>
      <text:p text:style-name="Horizontal_20_Line"/>
      <text:p text:style-name="First_20_paragraph"><text:span text:style-name="T6">When</text:span><text:span text:style-name="T7"> </text:span><text:span text:style-name="T8">you</text:span><text:span text:style-name="T9"> </text:span><text:span text:style-name="T10">are</text:span><text:span text:style-name="T11"> </text:span><text:span text:style-name="T12">finished</text:span><text:span text:style-name="T13"> </text:span><text:span text:style-name="T14">with</text:span><text:span text:style-name="T15"> </text:span><text:span text:style-name="T16">the</text:span><text:span text:style-name="T17"> </text:span><text:span text:style-name="T18">questions</text:span><text:span text:style-name="T19"> </text:span><text:span text:style-name="T20">in</text:span><text:span text:style-name="T21"> </text:span><text:span text:style-name="T22">file:</text:span></text:p>
      <text:list text:style-name="L6">
        <text:list-item>
          <text:p text:style-name="P6">I want you to change the name of the file to your GitHub username.</text:p>
        </text:list-item>
        <text:list-item>
          <text:p text:style-name="P6">You will then work as a group to convert the file to HTML, DOCX, and ODT formats, per the instructions in class.</text:p>
        </text:list-item>
        <text:list-item>
          <text:p text:style-name="P6">Then I want you to add, commit, and push your changes.</text:p>
        </text:list-item>
        <text:list-item>
          <text:p text:style-name="P6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